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80" draw:marker-start-width="0.509cm" draw:marker-end-width="0.509cm" draw:fill-color="#ffffff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3.541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6.08cm" svg:y="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6.081cm" svg:y="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681cm" svg:y="6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1.181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11.182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3.682cm" svg:y="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625cm" svg:y1="7.027cm" svg:x2="6.08cm" svg:y2="4.876cm" draw:start-shape="id1" draw:start-glue-point="11" draw:end-shape="id2" draw:end-glue-point="6" svg:d="M4625 7027l1455-2151" svg:viewBox="0 0 1456 2152">
          <text:p/>
        </draw:connector>
        <draw:connector draw:style-name="gr2" draw:text-style-name="P1" draw:layer="layout" draw:type="line" svg:x1="4.625cm" svg:y1="7.925cm" svg:x2="6.081cm" svg:y2="9.942cm" draw:start-shape="id1" draw:start-glue-point="9" draw:end-shape="id3" draw:end-glue-point="6" svg:d="M4625 7925l1456 2017" svg:viewBox="0 0 1457 2018">
          <text:p/>
        </draw:connector>
        <draw:connector draw:style-name="gr2" draw:text-style-name="P1" draw:layer="layout" draw:type="line" svg:x1="7.351cm" svg:y1="9.942cm" svg:x2="8.867cm" svg:y2="7.865cm" draw:start-shape="id3" draw:start-glue-point="10" draw:end-shape="id4" draw:end-glue-point="7" svg:d="M7351 9942l1516-2077" svg:viewBox="0 0 1517 2078">
          <text:p/>
        </draw:connector>
        <draw:connector draw:style-name="gr2" draw:text-style-name="P1" draw:layer="layout" draw:type="line" svg:x1="7.35cm" svg:y1="4.876cm" svg:x2="8.867cm" svg:y2="6.967cm" draw:start-shape="id2" draw:start-glue-point="10" draw:end-shape="id4" draw:end-glue-point="5" svg:d="M7350 4876l1517 2091" svg:viewBox="0 0 1518 2092">
          <text:p/>
        </draw:connector>
        <draw:connector draw:style-name="gr2" draw:text-style-name="P1" draw:layer="layout" draw:type="line" svg:x1="9.765cm" svg:y1="6.967cm" svg:x2="11.181cm" svg:y2="4.877cm" draw:start-shape="id4" draw:start-glue-point="11" draw:end-shape="id5" draw:end-glue-point="6" svg:d="M9765 6967l1416-2090" svg:viewBox="0 0 1417 2091">
          <text:p/>
        </draw:connector>
        <draw:connector draw:style-name="gr2" draw:text-style-name="P1" draw:layer="layout" draw:type="line" svg:x1="9.765cm" svg:y1="7.865cm" svg:x2="11.182cm" svg:y2="9.943cm" draw:start-shape="id4" draw:start-glue-point="9" draw:end-shape="id6" draw:end-glue-point="6" svg:d="M9765 7865l1417 2078" svg:viewBox="0 0 1418 2079">
          <text:p/>
        </draw:connector>
        <draw:connector draw:style-name="gr2" draw:text-style-name="P1" draw:layer="layout" draw:type="line" svg:x1="12.452cm" svg:y1="9.943cm" svg:x2="13.868cm" svg:y2="7.866cm" draw:start-shape="id6" draw:start-glue-point="10" draw:end-shape="id7" draw:end-glue-point="7" svg:d="M12452 9943l1416-2077" svg:viewBox="0 0 1417 2078">
          <text:p/>
        </draw:connector>
        <draw:connector draw:style-name="gr2" draw:text-style-name="P1" draw:layer="layout" draw:type="line" svg:x1="12.451cm" svg:y1="4.877cm" svg:x2="13.868cm" svg:y2="6.968cm" draw:start-shape="id5" draw:start-glue-point="10" draw:end-shape="id7" draw:end-glue-point="5" svg:d="M12451 4877l1417 2091" svg:viewBox="0 0 1418 2092">
          <text:p/>
        </draw:connector>
        <draw:custom-shape draw:style-name="gr3" draw:text-style-name="P1" xml:id="id8" draw:id="id8" draw:layer="layout" svg:width="1.27cm" svg:height="1.27cm" svg:x="3.543cm" svg:y="13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27cm" svg:height="1.27cm" svg:x="6.08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6.083cm" svg:y="16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27cm" svg:height="1.27cm" svg:x="8.683cm" svg:y="1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27cm" svg:height="1.27cm" svg:x="11.183cm" svg:y="13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8.671cm" svg:y="16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27cm" svg:height="1.27cm" svg:x="11.1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627cm" svg:y1="13.929cm" svg:x2="6.268cm" svg:y2="12.266cm" draw:start-shape="id8" draw:start-glue-point="11" draw:end-shape="id9" draw:end-glue-point="7" svg:d="M4627 13929l1641-1663" svg:viewBox="0 0 1642 1664">
          <text:p/>
        </draw:connector>
        <draw:connector draw:style-name="gr4" draw:text-style-name="P1" draw:layer="layout" draw:type="line" svg:x1="4.627cm" svg:y1="14.827cm" svg:x2="6.269cm" svg:y2="16.43cm" draw:start-shape="id8" draw:start-glue-point="9" draw:end-shape="id10" draw:end-glue-point="5" svg:d="M4627 14827l1642 1603" svg:viewBox="0 0 1643 1604">
          <text:p/>
        </draw:connector>
        <draw:connector draw:style-name="gr4" draw:text-style-name="P1" draw:layer="layout" draw:type="line" svg:x1="7.167cm" svg:y1="16.43cm" svg:x2="8.869cm" svg:y2="14.828cm" draw:start-shape="id10" draw:start-glue-point="11" draw:end-shape="id11" draw:end-glue-point="7" svg:d="M7167 16430l1702-1602" svg:viewBox="0 0 1703 1603">
          <text:p/>
        </draw:connector>
        <draw:connector draw:style-name="gr4" draw:text-style-name="P1" draw:layer="layout" draw:type="line" svg:x1="9.953cm" svg:y1="14.379cm" svg:x2="11.183cm" svg:y2="14.383cm" draw:start-shape="id11" draw:start-glue-point="10" draw:end-shape="id12" draw:end-glue-point="6" svg:d="M9953 14379l1230 4" svg:viewBox="0 0 1231 5">
          <text:p/>
        </draw:connector>
        <draw:connector draw:style-name="gr4" draw:text-style-name="P1" draw:layer="layout" draw:type="line" svg:x1="9.755cm" svg:y1="16.435cm" svg:x2="11.369cm" svg:y2="14.832cm" draw:start-shape="id13" draw:start-glue-point="11" draw:end-shape="id12" draw:end-glue-point="7" svg:d="M9755 16435l1614-1603" svg:viewBox="0 0 1615 1604">
          <text:p/>
        </draw:connector>
        <draw:frame draw:style-name="gr5" draw:layer="layout" svg:width="0.835cm" svg:height="0.962cm" svg:x="3.759cm" svg:y="6.943cm">
          <draw:text-box>
            <text:p>1</text:p>
          </draw:text-box>
        </draw:frame>
        <draw:frame draw:style-name="gr5" draw:layer="layout" svg:width="0.835cm" svg:height="0.962cm" svg:x="6.296cm" svg:y="4.348cm">
          <draw:text-box>
            <text:p>2</text:p>
          </draw:text-box>
        </draw:frame>
        <draw:frame draw:style-name="gr5" draw:layer="layout" svg:width="0.889cm" svg:height="0.962cm" svg:x="6.294cm" svg:y="9.515cm">
          <draw:text-box>
            <text:p>3</text:p>
          </draw:text-box>
        </draw:frame>
        <draw:frame draw:style-name="gr5" draw:layer="layout" svg:width="0.889cm" svg:height="0.962cm" svg:x="8.852cm" svg:y="6.931cm">
          <draw:text-box>
            <text:p>4</text:p>
          </draw:text-box>
        </draw:frame>
        <draw:frame draw:style-name="gr6" draw:layer="layout" svg:width="0.889cm" svg:height="1.016cm" svg:x="11.388cm" svg:y="4.421cm">
          <draw:text-box>
            <text:p>5</text:p>
          </draw:text-box>
        </draw:frame>
        <draw:frame draw:style-name="gr5" draw:layer="layout" svg:width="1.016cm" svg:height="0.962cm" svg:x="11.387cm" svg:y="9.501cm">
          <draw:text-box>
            <text:p>6</text:p>
          </draw:text-box>
        </draw:frame>
        <draw:frame draw:style-name="gr5" draw:layer="layout" svg:width="1.016cm" svg:height="0.962cm" svg:x="13.875cm" svg:y="6.944cm">
          <draw:text-box>
            <text:p>7</text:p>
          </draw:text-box>
        </draw:frame>
        <draw:connector draw:style-name="gr4" draw:text-style-name="P1" draw:layer="layout" draw:type="line" svg:x1="7.353cm" svg:y1="16.879cm" svg:x2="8.671cm" svg:y2="16.884cm" draw:start-shape="id10" draw:start-glue-point="10" draw:end-shape="id13" svg:d="M7353 16879l1318 5" svg:viewBox="0 0 1319 6">
          <text:p/>
        </draw:connector>
        <draw:frame draw:style-name="gr5" draw:layer="layout" svg:width="0.635cm" svg:height="0.962cm" svg:x="3.76cm" svg:y="13.954cm">
          <draw:text-box>
            <text:p>3</text:p>
          </draw:text-box>
        </draw:frame>
        <draw:frame draw:style-name="gr5" draw:layer="layout" svg:width="0.762cm" svg:height="0.962cm" svg:x="6.286cm" svg:y="11.349cm">
          <draw:text-box>
            <text:p>1</text:p>
          </draw:text-box>
        </draw:frame>
        <draw:frame draw:style-name="gr5" draw:layer="layout" svg:width="0.762cm" svg:height="0.962cm" svg:x="6.286cm" svg:y="16.394cm">
          <draw:text-box>
            <text:p>6</text:p>
          </draw:text-box>
        </draw:frame>
        <draw:frame draw:style-name="gr5" draw:layer="layout" svg:width="0.889cm" svg:height="0.962cm" svg:x="8.861cm" svg:y="13.92cm">
          <draw:text-box>
            <text:p>4</text:p>
          </draw:text-box>
        </draw:frame>
        <draw:frame draw:style-name="gr5" draw:layer="layout" svg:width="1.016cm" svg:height="0.962cm" svg:x="11.4cm" svg:y="13.962cm">
          <draw:text-box>
            <text:p>5</text:p>
          </draw:text-box>
        </draw:frame>
        <draw:frame draw:style-name="gr5" draw:layer="layout" svg:width="0.912cm" svg:height="0.962cm" svg:x="8.891cm" svg:y="16.394cm">
          <draw:text-box>
            <text:p>7</text:p>
          </draw:text-box>
        </draw:frame>
        <draw:frame draw:style-name="gr5" draw:layer="layout" svg:width="0.762cm" svg:height="0.962cm" svg:x="11.409cm" svg:y="11.341cm">
          <draw:text-box>
            <text:p>2</text:p>
          </draw:text-box>
        </draw:frame>
        <draw:line draw:style-name="gr4" draw:text-style-name="P1" draw:layer="layout" svg:x1="4.81cm" svg:y1="14.335cm" svg:x2="8.747cm" svg:y2="14.335cm">
          <text:p/>
        </draw:line>
        <draw:connector draw:style-name="gr4" draw:text-style-name="P1" draw:layer="layout" draw:type="line" svg:x1="7.352cm" svg:y1="11.817cm" svg:x2="11.184cm" svg:y2="11.819cm" draw:start-shape="id9" draw:start-glue-point="10" draw:end-shape="id14" draw:end-glue-point="6" svg:d="M7352 11817l3832 2" svg:viewBox="0 0 3833 3">
          <text:p/>
        </draw:connector>
        <draw:connector draw:style-name="gr4" draw:text-style-name="P1" draw:layer="layout" draw:type="line" svg:x1="9.767cm" svg:y1="13.93cm" svg:x2="11.37cm" svg:y2="12.268cm" draw:start-shape="id11" draw:start-glue-point="11" draw:end-shape="id14" draw:end-glue-point="7" svg:d="M9767 13930l1603-1662" svg:viewBox="0 0 1604 1663">
          <text:p/>
        </draw:connector>
        <draw:connector draw:style-name="gr4" draw:text-style-name="P1" draw:layer="layout" draw:type="line" svg:x1="11.818cm" svg:y1="13.748cm" svg:x2="11.819cm" svg:y2="12.454cm" draw:start-shape="id12" draw:start-glue-point="4" draw:end-shape="id14" draw:end-glue-point="8" svg:d="M11818 13748l1-1294" svg:viewBox="0 0 2 1295">
          <text:p/>
        </draw:connector>
        <draw:connector draw:style-name="gr2" draw:text-style-name="P1" draw:layer="layout" draw:type="line" svg:x1="7.35cm" svg:y1="4.876cm" svg:x2="11.181cm" svg:y2="4.877cm" draw:start-shape="id2" draw:start-glue-point="10" draw:end-shape="id5" draw:end-glue-point="6" svg:d="M7350 4876l3831 1" svg:viewBox="0 0 3832 2">
          <text:p/>
        </draw:connector>
        <draw:connector draw:style-name="gr2" draw:text-style-name="P1" draw:layer="layout" draw:type="line" svg:x1="7.351cm" svg:y1="9.942cm" svg:x2="11.182cm" svg:y2="9.943cm" draw:start-shape="id3" draw:start-glue-point="10" draw:end-shape="id6" draw:end-glue-point="6" svg:d="M7351 9942l3831 1" svg:viewBox="0 0 383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3:55:54.261695862</meta:creation-date>
    <dc:date>2014-12-24T16:41:01.799378223</dc:date>
    <meta:editing-duration>PT33M8S</meta:editing-duration>
    <meta:editing-cycles>9</meta:editing-cycles>
    <meta:generator>LibreOffice/4.3.3.2$Linux_X86_64 LibreOffice_project/430m0$Build-2</meta:generator>
    <meta:document-statistic meta:object-count="48"/>
  </office:meta>
</office:document-meta>
</file>